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67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9831in" svg:height="4.8189in" svg:x="2.0724in" svg:y="0.0421in">
            <draw:object draw:notify-on-update-of-ranges="Sheet1.A1:Sheet1.A1 Sheet1.A2:Sheet1.A47 Sheet1.B1:Sheet1.B1 Sheet1.B2:Sheet1.B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ccuracy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105819360198707" calcext:value-type="float">
            <text:p>0.000105819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411836550426105" calcext:value-type="float">
            <text:p>4.11836550426105E-00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962385108902155" calcext:value-type="float">
            <text:p>9.62385108902155E-00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290423665289973" calcext:value-type="float">
            <text:p>2.90423665289973E-00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212806579670365" calcext:value-type="float">
            <text:p>2.12806579670365E-00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795811561020492" calcext:value-type="float">
            <text:p>7.95811561020492E-00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115296887497959" calcext:value-type="float">
            <text:p>1.15296887497959E-00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178242545209568" calcext:value-type="float">
            <text:p>0.000178242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47618948519572" calcext:value-type="float">
            <text:p>4.7618948519572E-00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413575029998534" calcext:value-type="float">
            <text:p>4.13575029998534E-00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220476875427535" calcext:value-type="float">
            <text:p>2.20476875427535E-005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0285977888084094" calcext:value-type="float">
            <text:p>2.85977888084094E-006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0251106383313134" calcext:value-type="float">
            <text:p>2.51106383313134E-00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238771315606254" calcext:value-type="float">
            <text:p>2.38771315606254E-00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101345780850795" calcext:value-type="float">
            <text:p>1.01345780850795E-00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153973000571552" calcext:value-type="float">
            <text:p>1.53973000571552E-005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330640891513533" calcext:value-type="float">
            <text:p>3.30640891513533E-005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13381836625867" calcext:value-type="float">
            <text:p>1.3381836625867E-00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151107655894076" calcext:value-type="float">
            <text:p>1.51107655894076E-00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0978731700559287" calcext:value-type="float">
            <text:p>9.78731700559287E-006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160383358220067" calcext:value-type="float">
            <text:p>1.60383358220067E-00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0845859566568746" calcext:value-type="float">
            <text:p>8.45859566568746E-006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0156123701773524" calcext:value-type="float">
            <text:p>1.56123701773524E-006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014914848692022" calcext:value-type="float">
            <text:p>1.4914848692022E-006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120055518403829" calcext:value-type="float">
            <text:p>1.20055518403829E-00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129193957303212" calcext:value-type="float">
            <text:p>1.29193957303212E-006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0140567087298189" calcext:value-type="float">
            <text:p>1.40567087298189E-006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20325835935" calcext:value-type="float">
            <text:p>2.000203258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154062731122936" calcext:value-type="float">
            <text:p>1.54062731122936E-00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0292861356145359" calcext:value-type="float">
            <text:p>2.92861356145359E-006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03992066402" calcext:value-type="float">
            <text:p>2.000039920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0611907143572935" calcext:value-type="float">
            <text:p>6.11907143572935E-006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00357859873998044" calcext:value-type="float">
            <text:p>3.57859873998044E-007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0260071874565686" calcext:value-type="float">
            <text:p>2.60071874565686E-006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0195818650158681" calcext:value-type="float">
            <text:p>1.95818650158681E-00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904218699641296" calcext:value-type="float">
            <text:p>9.04218699641296E-006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00836372732496415" calcext:value-type="float">
            <text:p>8.36372732496415E-006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00526728082681746" calcext:value-type="float">
            <text:p>5.26728082681746E-006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00456725511968798" calcext:value-type="float">
            <text:p>4.56725511968798E-006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0238559523224444" calcext:value-type="float">
            <text:p>0.000023856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140447580374931" calcext:value-type="float">
            <text:p>1.40447580374931E-00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00369601320000786" calcext:value-type="float">
            <text:p>0.000003696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0000766227762913883" calcext:value-type="float">
            <text:p>7.66227762913883E-007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0025820482212227" calcext:value-type="float">
            <text:p>0.000002582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000462670129720149" calcext:value-type="float">
            <text:p>4.62670129720149E-007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688143319632255" calcext:value-type="float">
            <text:p>6.88143319632255E-00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6T19:19:39.334000000</dc:date>
    <meta:document-statistic meta:table-count="1" meta:cell-count="96" meta:object-count="1"/>
    <meta:generator>LibreOffice/4.1.4.2$Windows_x86 LibreOffice_project/0a0440ccc0227ad9829de5f46be37cfb6edcf7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78cm" svg:height="12.241cm" xlink:href=".." xlink:type="simple" chart:class="chart:line" chart:style-name="ch1">
        <chart:title svg:x="7.688cm" svg:y="0.38cm" chart:style-name="ch2">
          <text:p>Generation Size Change</text:p>
        </chart:title>
        <chart:legend chart:legend-position="end" svg:x="17.479cm" svg:y="5.808cm" style:legend-expansion="high" chart:style-name="ch3"/>
        <chart:plot-area chart:style-name="ch4" table:cell-range-address="Sheet1.A1:Sheet1.B47" chart:data-source-has-labels="both" svg:x="1.443cm" svg:y="1.891cm" svg:width="15.226cm" svg:height="9.098cm">
          <chartooo:coordinate-region svg:x="2.911cm" svg:y="2.103cm" svg:width="13.478cm" svg:height="7.789cm"/>
          <chart:axis chart:dimension="x" chart:name="primary-x" chart:style-name="ch5" chartooo:axis-type="auto">
            <chartooo:date-scale/>
            <chart:title svg:x="7.848cm" svg:y="11.234cm" chart:style-name="ch6">
              <text:p>Generation Size</text:p>
            </chart:title>
            <chart:categories table:cell-range-address="Sheet1.A2:Sheet1.A47"/>
          </chart:axis>
          <chart:axis chart:dimension="y" chart:name="primary-y" chart:style-name="ch5">
            <chart:title svg:x="0.451cm" svg:y="7.132cm" chart:style-name="ch7">
              <text:p>Accuracy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A2:Sheet1.A47</svg:desc>
                </draw:g>
              </table:table-cell>
              <table:table-cell office:value-type="float" office:value="0.000105819360198707">
                <text:p>0.000105819360198707</text:p>
                <draw:g>
                  <svg:desc>Sheet1.B2:Sheet1.B47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0411836550426105">
                <text:p>0.000041183655042610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0962385108902155">
                <text:p>0.000096238510890215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290423665289973">
                <text:p>0.00002904236652899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212806579670365">
                <text:p>0.000021280657967036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795811561020492">
                <text:p>0.000079581156102049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00115296887497959">
                <text:p>0.000011529688749795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178242545209568">
                <text:p>0.00017824254520956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0047618948519572">
                <text:p>0.00004761894851957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00413575029998534">
                <text:p>0.000041357502999853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0220476875427535">
                <text:p>0.000022047687542753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00285977888084094">
                <text:p>0.0000028597788808409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00251106383313134">
                <text:p>0.0000025110638331313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238771315606254">
                <text:p>0.000023877131560625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00101345780850795">
                <text:p>0.000010134578085079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153973000571552">
                <text:p>0.000015397300057155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0330640891513533">
                <text:p>0.000033064089151353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0013381836625867">
                <text:p>0.00001338183662586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00151107655894076">
                <text:p>0.000015110765589407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00978731700559287">
                <text:p>0.0000097873170055928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0160383358220067">
                <text:p>0.00001603833582200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000845859566568746">
                <text:p>0.0000084585956656874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00156123701773524">
                <text:p>0.0000015612370177352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00014914848692022">
                <text:p>0.000001491484869202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00120055518403829">
                <text:p>0.000012005551840382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0129193957303212">
                <text:p>0.0000012919395730321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0000140567087298189">
                <text:p>0.0000014056708729818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00154062731122936">
                <text:p>0.000015406273112293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0000292861356145359">
                <text:p>0.0000029286135614535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00611907143572935">
                <text:p>0.0000061190714357293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00000357859873998044">
                <text:p>0.00000035785987399804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0000260071874565686">
                <text:p>0.0000026007187456568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000195818650158681">
                <text:p>0.0000019581865015868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0904218699641296">
                <text:p>0.000009042186996412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000836372732496415">
                <text:p>0.0000083637273249641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000526728082681746">
                <text:p>0.00000526728082681746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0000456725511968798">
                <text:p>0.0000045672551196879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00238559523224444">
                <text:p>0.000023855952322444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00140447580374931">
                <text:p>0.000014044758037493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000369601320000786">
                <text:p>0.0000036960132000078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00000766227762913883">
                <text:p>0.00000076622776291388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00025820482212227">
                <text:p>0.0000025820482212227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0000462670129720149">
                <text:p>0.00000046267012972014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0688143319632255">
                <text:p>0.00000688143319632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